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7.839cm"/>
    </style:style>
    <style:style style:name="co8" style:family="table-column">
      <style:table-column-properties fo:break-before="auto" style:column-width="5.387cm"/>
    </style:style>
    <style:style style:name="co9" style:family="table-column">
      <style:table-column-properties fo:break-before="auto" style:column-width="6.426cm"/>
    </style:style>
    <style:style style:name="co10" style:family="table-column">
      <style:table-column-properties fo:break-before="auto" style:column-width="6.645cm"/>
    </style:style>
    <style:style style:name="co11" style:family="table-column">
      <style:table-column-properties fo:break-before="auto" style:column-width="7.216cm"/>
    </style:style>
    <style:style style:name="co12" style:family="table-column">
      <style:table-column-properties fo:break-before="auto" style:column-width="4.602cm"/>
    </style:style>
    <style:style style:name="co13" style:family="table-column">
      <style:table-column-properties fo:break-before="auto" style:column-width="11.492cm"/>
    </style:style>
    <style:style style:name="co14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LETTER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TOGETH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ONTACTS: commun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consum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2" office:value-type="string" calcext:value-type="string">
            <text:p>COMPARTMENT: Di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2" office:value-type="string" calcext:value-type="string">
            <text:p>COMPARTMENT: Expo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table:number-columns-repeated="3" office:value-type="string" calcext:value-type="string">
            <text:p>GD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2" office:value-type="string" calcext:value-type="string">
            <text:p>COMPARTMENT: Hospitali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_{\text{max}}</text:p>
          </table:table-cell>
          <table:table-cell table:number-columns-repeated="2" office:value-type="string" calcext:value-type="string">
            <text:p>hospital capac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nfectio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^{(A)}</text:p>
          </table:table-cell>
          <table:table-cell table:number-columns-repeated="2" office:value-type="string" calcext:value-type="string">
            <text:p>COMPARTMENT: Infectious asymptomat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^{(S)}</text:p>
          </table:table-cell>
          <table:table-cell table:number-columns-repeated="2" office:value-type="string" calcext:value-type="string">
            <text:p>COMPARTMENT: Infectious symptomat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  <table:table-cell office:value-type="string" calcext:value-type="string">
            <text:p>number of people by strat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\tilde{N}</text:p>
          </table:table-cell>
          <table:table-cell/>
          <table:table-cell office:value-type="string" calcext:value-type="string">
            <text:p>Number of people by five-year age ba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\hat{N}</text:p>
          </table:table-cell>
          <table:table-cell/>
          <table:table-cell office:value-type="string" calcext:value-type="string">
            <text:p>Number of people in DAEDALUS age grou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2" office:value-type="string" calcext:value-type="string">
            <text:p>COMPARTMENT: Recov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0</text:p>
          </table:table-cell>
          <table:table-cell table:number-columns-repeated="2" office:value-type="string" calcext:value-type="string">
            <text:p>Basic reproduction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t</text:p>
          </table:table-cell>
          <table:table-cell table:number-columns-repeated="2" office:value-type="string" calcext:value-type="string">
            <text:p>Effective reproduction numb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number-columns-repeated="2" office:value-type="string" calcext:value-type="string">
            <text:p>COMPARTMENT: Suscepti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^{(C)}</text:p>
          </table:table-cell>
          <table:table-cell table:number-columns-repeated="2" office:value-type="string" calcext:value-type="string">
            <text:p>COMPARTMENT: Susceptible seroconver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c</text:p>
          </table:table-cell>
          <table:table-cell table:number-columns-repeated="2" office:value-type="string" calcext:value-type="string">
            <text:p>duration from vaccination to prote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H</text:p>
          </table:table-cell>
          <table:table-cell table:number-columns-repeated="2" office:value-type="string" calcext:value-type="string">
            <text:p>duration in hosp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{H:D}</text:p>
          </table:table-cell>
          <table:table-cell table:number-columns-repeated="2" office:value-type="string" calcext:value-type="string">
            <text:p>duration in hospital given d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{H:R}</text:p>
          </table:table-cell>
          <table:table-cell table:number-columns-repeated="2" office:value-type="string" calcext:value-type="string">
            <text:p>duration in hospital given reco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{I^a}</text:p>
          </table:table-cell>
          <table:table-cell table:number-columns-repeated="2" office:value-type="string" calcext:value-type="string">
            <text:p>duration asymptomat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{I^s}</text:p>
          </table:table-cell>
          <table:table-cell table:number-columns-repeated="2" office:value-type="string" calcext:value-type="string">
            <text:p>duration symptomat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{I^s:H}</text:p>
          </table:table-cell>
          <table:table-cell table:number-columns-repeated="2" office:value-type="string" calcext:value-type="string">
            <text:p>duration symptomatic given hospitalise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{I^s:R}</text:p>
          </table:table-cell>
          <table:table-cell table:number-columns-repeated="2" office:value-type="string" calcext:value-type="string">
            <text:p>duration symptomatic given reco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{E:I}</text:p>
          </table:table-cell>
          <table:table-cell table:number-columns-repeated="2" office:value-type="string" calcext:value-type="string">
            <text:p>latent peri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  <table:table-cell office:value-type="string" calcext:value-type="string">
            <text:p>Loss (cost calculat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er case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9" table:default-cell-style-name="Default"/>
        <table:table-row table:style-name="ro1">
          <table:table-cell table:style-name="ce2" office:value-type="string" calcext:value-type="string">
            <text:p>LETTER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TERMEDIATE</text:p>
          </table:table-cell>
          <table:table-cell table:style-name="ce1" office:value-type="string" calcext:value-type="string">
            <text:p>WHOLE GROUP</text:p>
          </table:table-cell>
          <table:table-cell table:style-name="ce1" office:value-type="string" calcext:value-type="string">
            <text:p>ACCESSIBLE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 table:number-columns-repeated="2" office:value-type="string" calcext:value-type="string">
            <text:p>asymptomatic super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 office:value-type="string" calcext:value-type="string">
            <text:p>seroconverting superscrip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DEX: dummy inde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self isolating superscript</text:p>
          </table:table-cell>
          <table:table-cell/>
          <table:table-cell office:value-type="string" calcext:value-type="string">
            <text:p>self isolating superscrip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INDEX: stratum index</text:p>
          </table:table-cell>
          <table:table-cell/>
          <table:table-cell office:value-type="string" calcext:value-type="string">
            <text:p>INDEX: stratum index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umber of str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_j</text:p>
          </table:table-cell>
          <table:table-cell table:number-columns-repeated="2"/>
          <table:table-cell office:value-type="string" calcext:value-type="string">
            <text:p>number of str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s</text:p>
          </table:table-cell>
          <table:table-cell table:number-columns-repeated="2"/>
          <table:table-cell office:value-type="string" calcext:value-type="string">
            <text:p>number of sector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v</text:p>
          </table:table-cell>
          <table:table-cell table:number-columns-repeated="2"/>
          <table:table-cell office:value-type="string" calcext:value-type="string">
            <text:p>number of vaccin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y</text:p>
          </table:table-cell>
          <table:table-cell table:number-columns-repeated="2"/>
          <table:table-cell office:value-type="string" calcext:value-type="string">
            <text:p>number of years in 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 office:value-type="string" calcext:value-type="string">
            <text:p>symptomatic superscrip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of years in work</text:p>
          </table:table-cell>
          <table:table-cell office:value-type="string" calcext:value-type="string">
            <text:p>INDEX: vaccination status</text:p>
          </table:table-cell>
          <table:table-cell/>
          <table:table-cell office:value-type="string" calcext:value-type="string">
            <text:p>INDEX: vaccination status</text:p>
          </table:table-cell>
          <table:table-cell office:value-type="string" calcext:value-type="string">
            <text:p>“vaccinated / unvaccinated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ber of sectors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" table:style-name="ta1">
        <table:table-column table:style-name="co4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office:value-type="string" calcext:value-type="string">
            <text:p>waning of infection-induced immunity</text:p>
          </table:table-cell>
          <table:table-cell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office:value-type="string" calcext:value-type="string">
            <text:p>waning of vaccine-induced immunity</text:p>
          </table:table-cell>
          <table:table-cell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20}</text:p>
          </table:table-cell>
          <table:table-cell table:number-columns-repeated="2"/>
        </table:table-row>
      </table:table>
      <table:table table:name="p (parameters)" table:style-name="ta1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TOGETH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^{I^S}</text:p>
          </table:table-cell>
          <table:table-cell table:number-columns-repeated="2" office:value-type="string" calcext:value-type="string">
            <text:p>probability to be symptomat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\hat{p}^H</text:p>
          </table:table-cell>
          <table:table-cell office:value-type="string" calcext:value-type="string">
            <text:p>Basic probability to be hospitalised</text:p>
          </table:table-cell>
          <table:table-cell office:value-type="string" calcext:value-type="string">
            <text:p>Adjusted probability to be hospitali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  <table:table-cell office:value-type="string" calcext:value-type="string">
            <text:p>Basic probability to be hospitali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\hat{p}^D</text:p>
          </table:table-cell>
          <table:table-cell office:value-type="string" calcext:value-type="string">
            <text:p>Basic probability to die</text:p>
          </table:table-cell>
          <table:table-cell office:value-type="string" calcext:value-type="string">
            <text:p>Adjusted probability to d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  <table:table-cell office:value-type="string" calcext:value-type="string">
            <text:p>Basic probability to di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obability to isol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days spent in self isolation per day of infectious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fraction of symptomatic infectiousness that is presympt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_{22}</text:p>
          </table:table-cell>
          <table:table-cell office:value-type="string" calcext:value-type="string">
            <text:p>work absence (cost calcula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_{23}</text:p>
          </table:table-cell>
          <table:table-cell office:value-type="string" calcext:value-type="string">
            <text:p>school absence (cost calculation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0T17:40:27.325655234</dc:date>
    <meta:editing-duration>P7DT10H52M8S</meta:editing-duration>
    <meta:editing-cycles>11</meta:editing-cycles>
    <meta:generator>LibreOffice/6.4.7.2$Linux_X86_64 LibreOffice_project/40$Build-2</meta:generator>
    <meta:document-statistic meta:table-count="5" meta:cell-count="317" meta:object-count="0"/>
  </office:meta>
</office:document-meta>
</file>